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E-COMMERCE APPLICATION:<text:line-break/>------------------------------------<text:line-break/><text:line-break/>Step 00: <text:line-break/>---<text:line-break/><text:line-break/>- Start a new project<text:line-break/>-- Install all the stuff we need to run our application<text:line-break/>--- Also install the following:<text:line-break/>npm install react-hook-form<text:line-break/>npm install react-router-dom<text:line-break/>npm i @chec/commerce.js<text:line-break/>npm install @stripe/react-stripe-js @stripe/stripe-js<text:line-break/>npm -f install @material-ui/core<text:line-break/>npm -f install @material-ui/icons<text:line-break/>---- Now follow the first steps from the tutorial. You can check these out on your GITHUB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